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2" style:family="paragraph" style:parent-style-name="Text_20_Coperta">
      <style:paragraph-properties fo:text-align="center" style:justify-single-word="false"/>
      <style:text-properties fo:color="#ff0000" loext:opacity="100%" fo:font-size="28pt" fo:font-weight="bold" officeooo:paragraph-rsid="00126741" style:font-size-asian="28pt" style:font-weight-asian="bold" style:font-size-complex="28pt" style:font-weight-complex="bold"/>
    </style:style>
    <style:style style:name="P3" style:family="paragraph" style:parent-style-name="Text_20_Coperta">
      <style:text-properties fo:color="#ff0000" loext:opacity="100%" officeooo:paragraph-rsid="00126741"/>
    </style:style>
    <style:style style:name="P4" style:family="paragraph" style:parent-style-name="Text_20_Coperta">
      <style:paragraph-properties fo:text-align="center" style:justify-single-word="false"/>
      <style:text-properties fo:font-size="18pt" officeooo:paragraph-rsid="00126741" style:font-size-asian="18pt" style:font-size-complex="18pt"/>
    </style:style>
    <style:style style:name="P5" style:family="paragraph" style:parent-style-name="Text_20_Coperta">
      <style:text-properties officeooo:rsid="01374fcc" officeooo:paragraph-rsid="00126741"/>
    </style:style>
    <style:style style:name="P6" style:family="paragraph" style:parent-style-name="Text_20_Coperta">
      <style:paragraph-properties fo:text-align="end" style:justify-single-word="false"/>
      <style:text-properties officeooo:paragraph-rsid="00126741"/>
    </style:style>
    <style:style style:name="P7" style:family="paragraph" style:parent-style-name="Text_20_Coperta">
      <style:text-properties officeooo:paragraph-rsid="00126741"/>
    </style:style>
    <style:style style:name="P8" style:family="paragraph" style:parent-style-name="Text_20_Coperta">
      <style:paragraph-properties fo:margin-left="0cm" fo:margin-right="0cm" fo:text-indent="0cm" style:auto-text-indent="false"/>
      <style:text-properties officeooo:paragraph-rsid="00126741"/>
    </style:style>
    <style:style style:name="P9" style:family="paragraph" style:parent-style-name="Footer">
      <style:paragraph-properties fo:text-align="end" style:justify-single-word="false"/>
    </style:style>
    <style:style style:name="P10" style:family="paragraph" style:parent-style-name="Heading_20_1">
      <style:text-properties officeooo:rsid="001a02c1" officeooo:paragraph-rsid="001a02c1"/>
    </style:style>
    <style:style style:name="P11" style:family="paragraph" style:parent-style-name="Text_20_Coperta" style:master-page-name="First_20_Page">
      <style:paragraph-properties style:page-number="auto"/>
      <style:text-properties officeooo:paragraph-rsid="00126741"/>
    </style:style>
    <style:style style:name="P12" style:family="paragraph" style:parent-style-name="Text_20_Coperta">
      <style:paragraph-properties fo:text-align="end" style:justify-single-word="false"/>
      <style:text-properties officeooo:paragraph-rsid="00168902"/>
    </style:style>
    <style:style style:name="P13" style:family="paragraph" style:parent-style-name="Text_20_body">
      <style:text-properties officeooo:paragraph-rsid="001a02c1"/>
    </style:style>
    <style:style style:name="P14" style:family="paragraph" style:parent-style-name="Text_20_body">
      <style:text-properties officeooo:rsid="001b9dc0" officeooo:paragraph-rsid="001b9dc0"/>
    </style:style>
    <style:style style:name="P15" style:family="paragraph" style:parent-style-name="Text_20_body">
      <style:text-properties officeooo:paragraph-rsid="001d062d"/>
    </style:style>
    <style:style style:name="P16" style:family="paragraph" style:parent-style-name="Text_20_body" style:list-style-name="L1">
      <style:text-properties officeooo:paragraph-rsid="001d062d"/>
    </style:style>
    <style:style style:name="P17" style:family="paragraph" style:parent-style-name="Text_20_body" style:list-style-name="L1">
      <style:text-properties officeooo:paragraph-rsid="001e1f1c"/>
    </style:style>
    <style:style style:name="P18" style:family="paragraph" style:parent-style-name="Text_20_body" style:list-style-name="L1">
      <style:text-properties officeooo:paragraph-rsid="001f2c26"/>
    </style:style>
    <style:style style:name="P19" style:family="paragraph" style:parent-style-name="Text_20_body">
      <style:text-properties officeooo:rsid="0020523b" officeooo:paragraph-rsid="0020523b"/>
    </style:style>
    <style:style style:name="P20" style:family="paragraph" style:parent-style-name="Text_20_body" style:list-style-name="L2">
      <style:text-properties officeooo:rsid="0020523b" officeooo:paragraph-rsid="00218046"/>
    </style:style>
    <style:style style:name="P21" style:family="paragraph" style:parent-style-name="Text_20_body" style:list-style-name="L3">
      <style:text-properties officeooo:rsid="0020523b" officeooo:paragraph-rsid="002237ff"/>
    </style:style>
    <style:style style:name="P22" style:family="paragraph" style:parent-style-name="Text_20_body" style:list-style-name="L2">
      <style:text-properties officeooo:rsid="00218046" officeooo:paragraph-rsid="00218046"/>
    </style:style>
    <style:style style:name="P23" style:family="paragraph" style:parent-style-name="Text_20_body">
      <style:text-properties officeooo:rsid="002237ff" officeooo:paragraph-rsid="002237ff"/>
    </style:style>
    <style:style style:name="P24" style:family="paragraph" style:parent-style-name="Text_20_body" style:list-style-name="L3">
      <style:text-properties officeooo:rsid="002237ff" officeooo:paragraph-rsid="002237ff"/>
    </style:style>
    <style:style style:name="P25" style:family="paragraph" style:parent-style-name="Text_20_body" style:list-style-name="L3">
      <style:text-properties officeooo:rsid="002237ff" officeooo:paragraph-rsid="002a61c9"/>
    </style:style>
    <style:style style:name="P26" style:family="paragraph" style:parent-style-name="Text_20_body" style:list-style-name="L3">
      <style:text-properties officeooo:rsid="0029608b" officeooo:paragraph-rsid="0029608b"/>
    </style:style>
    <style:style style:name="T1" style:family="text">
      <style:text-properties fo:language="ro" fo:country="RO"/>
    </style:style>
    <style:style style:name="T2" style:family="text">
      <style:text-properties fo:language="ro" fo:country="RO" officeooo:rsid="0012067c"/>
    </style:style>
    <style:style style:name="T3" style:family="text">
      <style:text-properties officeooo:rsid="0012067c"/>
    </style:style>
    <style:style style:name="T4" style:family="text">
      <style:text-properties fo:color="#ff0000" loext:opacity="100%" officeooo:rsid="01340fc3"/>
    </style:style>
    <style:style style:name="T5" style:family="text">
      <style:text-properties fo:color="#ff0000" loext:opacity="100%" officeooo:rsid="00126741"/>
    </style:style>
    <style:style style:name="T6" style:family="text">
      <style:text-properties fo:color="#ff0000" loext:opacity="100%" officeooo:rsid="0017e258"/>
    </style:style>
    <style:style style:name="T7" style:family="text">
      <style:text-properties fo:color="#ff0000" loext:opacity="100%" officeooo:rsid="00168902"/>
    </style:style>
    <style:style style:name="T8" style:family="text">
      <style:text-properties style:use-window-font-color="true" loext:opacity="0%"/>
    </style:style>
    <style:style style:name="T9" style:family="text">
      <style:text-properties style:use-window-font-color="true" loext:opacity="0%" officeooo:rsid="00156d84"/>
    </style:style>
    <style:style style:name="T10" style:family="text">
      <style:text-properties officeooo:rsid="00156d84"/>
    </style:style>
    <style:style style:name="T11" style:family="text">
      <style:text-properties officeooo:rsid="001d062d"/>
    </style:style>
    <style:style style:name="T12" style:family="text">
      <style:text-properties officeooo:rsid="001e1f1c"/>
    </style:style>
    <style:style style:name="T13" style:family="text">
      <style:text-properties officeooo:rsid="001f2c26"/>
    </style:style>
    <style:style style:name="T14" style:family="text">
      <style:text-properties officeooo:rsid="002bb3d8"/>
    </style:style>
    <style:style style:name="T15" style:family="text">
      <style:text-properties officeooo:rsid="002d65d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UNIVERSITATEA TEHNICĂ „Gheorghe Asachi” </text:span><text:span text:style-name="T2">din</text:span><text:span text:style-name="T1"> IAȘI</text:span></text:p>
      <text:p text:style-name="P7">FACULTATEA DE <text:span text:style-name="T3">AUTOMATICĂ ȘI CALCULATOARE</text:span></text:p>
      <text:p text:style-name="P7">DOMENIUL: <text:span text:style-name="T5">CALCULATOARE</text:span></text:p>
      <text:p text:style-name="P7">SPECIALIZAREA: <text:span text:style-name="T4">TEHNOLOGIA INFORMAȚIEI</text:span></text:p>
      <text:p text:style-name="P7"/>
      <text:p text:style-name="P7"/>
      <text:p text:style-name="P7"/>
      <text:p text:style-name="P7"/>
      <text:p text:style-name="P7"/>
      <text:p text:style-name="P7"/>
      <text:p text:style-name="P7"/>
      <text:p text:style-name="P8"><text:s text:c="3"/></text:p>
      <text:p text:style-name="P7"/>
      <text:p text:style-name="P7"/>
      <text:p text:style-name="P2">Proiect ECBD</text:p>
      <text:p text:style-name="P7"/>
      <text:p text:style-name="P4"/>
      <text:p text:style-name="P7"/>
      <text:p text:style-name="P7"/>
      <text:p text:style-name="P7"/>
      <text:p text:style-name="P7"/>
      <text:p text:style-name="P7"/>
      <text:p text:style-name="P5"/>
      <text:p text:style-name="P7"/>
      <text:p text:style-name="P7"><text:span text:style-name="T8">Coordonator </text:span><text:span text:style-name="T9">șt</text:span>iin<text:span text:style-name="T10">ț</text:span>ific</text:p>
      <text:p text:style-name="P3">Ș.l.dr.ing. Cătălin MIRONEANU</text:p>
      <text:p text:style-name="P6">Student</text:p>
      <text:p text:style-name="P12"><text:span text:style-name="T7">Rareș-Andrei Dancău, </text:span><text:span text:style-name="T6">1410A</text:span></text:p>
      <text:h text:style-name="P10" text:outline-level="1" text:is-list-header="true"><text:soft-page-break/>Descrierea proiectului</text:h>
      <text:p text:style-name="P14"><text:tab/>Scopul proiectului este de a gestiona o bază de date pentru un magazin de electronice. Baza de date conține trei colecții: produse, clienți și comenzi. Colecția produse conține informații despre diferitele produse comercializate de magazin, inclusiv detalii despre specificațiile produselor, stocul disponibil și comentariile clienților. Colecția clienți stochează informații despre clienții magazinului, inclusiv nume, prenume, adresa de e-mail și detalii de contact. Colecția comenzi gestionează detaliile legate de comenzile plasate de clienți, inclusiv produsele comandate, data și adresa de livrare, precum și statusul comenzilor.</text:p>
      <text:p text:style-name="P14"><text:tab/>Proiectul dorește să faciliteze gestionarea eficientă a inventarului de produse, monitorizarea și îmbunătățirea experienței clienților prin intermediul feedback-ului acestora și optimizarea procesului de livrare a comenzilor. <text:s/>De asemenea, se realizează o integrare complexă între produse, clienți și comenzile asociate lor, permițând magazinului să mențină o evidență clară și actualizată a tranzacțiilor și a interacțiunilor cu clienții săi.</text:p>
      <text:h text:style-name="P10" text:outline-level="1" text:is-list-header="true">Descrierea colecțiilor</text:h>
      <text:p text:style-name="P13"><text:tab/><text:span text:style-name="T11">În cadrul acestui capitol va fi descrisă în mod detaliat structura colecțiilor folosite în cadrul proiectului.</text:span></text:p>
      <text:p text:style-name="P15"><text:span text:style-name="T11">Colecția produse, </text:span><text:span text:style-name="T13">ce conține informații despre produse,</text:span><text:span text:style-name="T11"> este formată din:</text:span></text:p>
      <text:list xml:id="list3461977956" text:style-name="L1">
        <text:list-item>
          <text:p text:style-name="P16"><text:span text:style-name="T11">Valoare _id de tip ObjectId.</text:span></text:p>
        </text:list-item>
        <text:list-item>
          <text:p text:style-name="P16"><text:span text:style-name="T11">numele produsului de tip String.</text:span></text:p>
        </text:list-item>
        <text:list-item>
          <text:p text:style-name="P16"><text:span text:style-name="T11">descrierea produsului de tip String </text:span><text:span text:style-name="T13">care conține un text de descriere al produsului.</text:span></text:p>
        </text:list-item>
        <text:list-item>
          <text:p text:style-name="P16"><text:span text:style-name="T11">prețul produsului de tip Double.</text:span></text:p>
        </text:list-item>
        <text:list-item>
          <text:p text:style-name="P16"><text:span text:style-name="T11">stocul produsului de tip Integer.</text:span></text:p>
        </text:list-item>
        <text:list-item>
          <text:p text:style-name="P16"><text:span text:style-name="T11">data adăugării produsului </text:span><text:span text:style-name="T13">în baza de date</text:span><text:span text:style-name="T11"> de tip Date.</text:span></text:p>
        </text:list-item>
        <text:list-item>
          <text:p text:style-name="P16"><text:span text:style-name="T11">specificațiile produsului de tip subdocument care conține:</text:span></text:p>
          <text:list>
            <text:list-item>
              <text:p text:style-name="P16"><text:span text:style-name="T11">culoare</text:span><text:span text:style-name="T13">a produsului</text:span><text:span text:style-name="T11"> de tip String.</text:span></text:p>
            </text:list-item>
            <text:list-item>
              <text:p text:style-name="P16"><text:span text:style-name="T11">procesor de tip subdocument care conține:</text:span></text:p>
              <text:list>
                <text:list-item>
                  <text:p text:style-name="P16"><text:span text:style-name="T11">numele producătorului procesorului de tip String.</text:span></text:p>
                </text:list-item>
                <text:list-item>
                  <text:p text:style-name="P16"><text:span text:style-name="T11">tipul procesorului de tip String.</text:span></text:p>
                </text:list-item>
                <text:list-item>
                  <text:p text:style-name="P16"><text:span text:style-name="T11">numărul de nuclee al procesorului de tip Integer.</text:span></text:p>
                </text:list-item>
                <text:list-item>
                  <text:p text:style-name="P16"><text:span text:style-name="T11">frecvența în GHz a procesorului de tip Double.</text:span></text:p>
                </text:list-item>
              </text:list>
            </text:list-item>
          </text:list>
        </text:list-item>
        <text:list-item>
          <text:p text:style-name="P16"><text:span text:style-name="T11">memoria RAM a dispozitivului de tip String;</text:span></text:p>
        </text:list-item>
        <text:list-item>
          <text:p text:style-name="P16"><text:span text:style-name="T11">marca dispozitivului de tip String </text:span><text:span text:style-name="T12">care reprezintă producătorul dispozitivului</text:span><text:span text:style-name="T11">;</text:span></text:p>
        </text:list-item>
        <text:list-item>
          <text:p text:style-name="P16"><text:span text:style-name="T11">altele de tip vector de String-uri care conține informații anexe despre produs; </text:span></text:p>
        </text:list-item>
        <text:list-item>
          <text:p text:style-name="P17"><text:soft-page-break/><text:span text:style-name="T11">imagini de tip vector de elemente binare. Elementele binare ale acestui vector sunt imagini ale produsului.</text:span></text:p>
        </text:list-item>
        <text:list-item>
          <text:p text:style-name="P17"><text:span text:style-name="T12">comentarii de tip vector de subdocumente care stochează feedback-ul de la utilizatori. Fiecare element al acestui vector este format din:</text:span></text:p>
          <text:list>
            <text:list-item>
              <text:p text:style-name="P18"><text:span text:style-name="T12">utilizator de tip String care stochează numele utilizatorului care a </text:span><text:span text:style-name="T13">postat comentariul.</text:span></text:p>
            </text:list-item>
            <text:list-item>
              <text:p text:style-name="P18"><text:span text:style-name="T13">comentariu de tip String care stochează conținutul comentariului postat de utilizator.</text:span><text:span text:style-name="T11"><text:line-break/></text:span></text:p>
            </text:list-item>
          </text:list>
        </text:list-item>
      </text:list>
      <text:p text:style-name="P19">Colecția clienți, în care sunt stocate informațiile clienților, este alcătuită din:</text:p>
      <text:list xml:id="list3657909511" text:style-name="L2">
        <text:list-item>
          <text:p text:style-name="P20"><text:span text:style-name="T11">Valoare _id de tip ObjectId.</text:span></text:p>
        </text:list-item>
        <text:list-item>
          <text:p text:style-name="P22">nume de tip String ce stochează numele de familie al clientului.</text:p>
        </text:list-item>
        <text:list-item>
          <text:p text:style-name="P22">prenume de tip String ce stochează prenumele clientului.</text:p>
        </text:list-item>
        <text:list-item>
          <text:p text:style-name="P22">email de tip String pentru a persista email-ul clientului.</text:p>
        </text:list-item>
        <text:list-item>
          <text:p text:style-name="P22">telefon de tip String pentru a stoca numărul de telefon al clientului.</text:p>
        </text:list-item>
        <text:list-item>
          <text:p text:style-name="P22">adresa de tip subdocument care stochează următoarele informații despre adresa clientului:</text:p>
          <text:list>
            <text:list-item>
              <text:p text:style-name="P22">strada de tip String.</text:p>
            </text:list-item>
            <text:list-item>
              <text:p text:style-name="P22">oras de tip String.</text:p>
            </text:list-item>
            <text:list-item>
              <text:p text:style-name="P22">judet de tip String.</text:p>
            </text:list-item>
            <text:list-item>
              <text:p text:style-name="P22">cod_postal de tip String.</text:p>
            </text:list-item>
          </text:list>
        </text:list-item>
      </text:list>
      <text:p text:style-name="P23">Colecția comenzi stochează informații despre comenzile clienților și este compusă din următoarele câmpuri:</text:p>
      <text:list xml:id="list3506482691" text:style-name="L3">
        <text:list-item>
          <text:p text:style-name="P21"><text:span text:style-name="T11">Valoare _id de tip ObjectId.</text:span></text:p>
        </text:list-item>
        <text:list-item>
          <text:p text:style-name="P24">email_client de tip String pentru a stoca adresa de email a clientului care a dat comanda.</text:p>
        </text:list-item>
        <text:list-item>
          <text:p text:style-name="P24">produse de tip vector de subdocumente. Fiecare element conține următoarele informații:</text:p>
          <text:list>
            <text:list-item>
              <text:p text:style-name="P24">nume_produs de tip String care conține numele produsului comandat.</text:p>
            </text:list-item>
            <text:list-item>
              <text:p text:style-name="P24">cantitate de tip Integer care stochează numărul de produse cu numele nume_produs din cadrul comenzii.</text:p>
            </text:list-item>
          </text:list>
        </text:list-item>
        <text:list-item>
          <text:p text:style-name="P26">data_comanda de tip Date care stochează data la care a fost dată comanda.</text:p>
        </text:list-item>
        <text:list-item>
          <text:p text:style-name="P26">adresa_livrare de tip subdocument ce conține informații despre adresa de livrare a comenzii. <text:span text:style-name="T14">Aceasta poate fi diferită de adresa de domiciliu a clientului. Conține următoarele date</text:span>:</text:p>
          <text:list>
            <text:list-item>
              <text:p text:style-name="P26">strada de tip String.</text:p>
            </text:list-item>
            <text:list-item>
              <text:p text:style-name="P26">oras de tip String.</text:p>
            </text:list-item>
            <text:list-item>
              <text:p text:style-name="P26">judet de tip String.</text:p>
            </text:list-item>
            <text:list-item>
              <text:p text:style-name="P26"><text:soft-page-break/>cod_postal de tip String.</text:p>
            </text:list-item>
          </text:list>
        </text:list-item>
        <text:list-item>
          <text:p text:style-name="P25">status de tip String care stochează stadiul comenzii(În așteptare, Livrată, Anulată).</text:p>
        </text:list-item>
      </text:list>
      <text:p text:style-name="P23"/>
      <text:h text:style-name="P10" text:outline-level="1" text:is-list-header="true"><text:span text:style-name="T15">Funcționalitățile</text:span> <text:span text:style-name="T15">ș</text:span>i opera<text:span text:style-name="T15">ț</text:span>ii<text:span text:style-name="T15">le</text:span> fi<text:span text:style-name="T15">ș</text:span>ierel<text:span text:style-name="T15">or</text:span> de script</text:h>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4</text:page-number></text:p>
      </style:footer>
    </style:master-page>
    <style:master-page style:name="Coperta" style:page-layout-name="Mpm2" draw:style-name="Mdp2" style:next-style-name="Declarație">
      <style:footer>
        <text:p text:style-name="MP2">Iași, 2024</text:p>
      </style:footer>
    </style:master-page>
    <style:master-page style:name="Declarație" style:page-layout-name="Mpm3" draw:style-name="Mdp2" style:next-style-name="Cuprins">
      <style:footer>
        <text:p text:style-name="MP1"><text:page-number text:select-page="current">3</text:page-number></text:p>
      </style:footer>
    </style:master-page>
    <style:master-page style:name="Cuprins" style:page-layout-name="Mpm4" draw:style-name="Mdp2"/>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20:10:10.282005146</meta:creation-date>
    <meta:generator>LibreOffice/7.3.7.2$Linux_X86_64 LibreOffice_project/30$Build-2</meta:generator>
    <dc:date>2024-04-12T11:55:25.161389152</dc:date>
    <meta:editing-duration>PT1H5M34S</meta:editing-duration>
    <meta:editing-cycles>23</meta:editing-cycles>
    <meta:document-statistic meta:table-count="0" meta:image-count="0" meta:object-count="0" meta:page-count="4" meta:paragraph-count="64" meta:word-count="643" meta:character-count="4288" meta:non-whitespace-character-count="3741"/>
  </office:meta>
</office:document-meta>
</file>